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lobal-zeroclipboard-html-bridge" text:anchor-type="page" text:anchor-page-number="1" svg:x="0cm" svg:y="-264.557cm" svg:width="0.041cm" draw:z-index="0">
        <draw:text-box fo:min-height="0.041cm">
          <text:p text:style-name="Text_20_body"/>
        </draw:text-box>
      </draw:frame>
      <text:h text:style-name="Heading_20_1" text:outline-level="1"><text:bookmark text:name="_ref469654672"/><text:bookmark text:name="TI000001216"/><text:bookmark text:name="_ref273010066"/><text:bookmark text:name="_ref273959400"/>Приложение 2. Форматы навигационных ссылок</text:h>
      <text:p text:style-name="Text_20_body">В данном приложении описаны форматы ссылок, которые используются в «1С:Предприятии». Ссылки бывают внешние и внутренние. Внешние ссылки предназначены для применения вне «1С:Предприятия», внутренние ссылки предназначены для внутреннего использования (в том числе для помещения в список избранного и истории работы).</text:p>
      <text:h text:style-name="Heading_20_2" text:outline-level="2"><text:bookmark text:name="TI000001217"/><text:bookmark text:name="IssOgl1_2.1_Общее_описание_формата_ссылки"/>2.1. Общее описание формата ссылки</text:h>
      <text:p text:style-name="Text_20_body">Ссылка состоит из двух частей:</text:p>
      <text:p text:style-name="Text_20_body">● Адрес хоста информационной базы ‑ описывает расположение информационной базы относительно клиентского приложения. Для получения этой части ссылки предназначен метод ПолучитьНавигационнуюСсылкуИнформационнойБазы().</text:p>
      <text:p text:style-name="Text_20_body">● Внутренняя ссылка ‑ описывает расположение запрашиваемой информации внутри информационной базы.</text:p>
      <text:p text:style-name="Text_20_body">Внутренние ссылки бывают нескольких видов:</text:p>
      <text:p text:style-name="Text_20_body">● объект информационной базы,</text:p>
      <text:p text:style-name="Text_20_body">● реквизит объекта информационной базы,</text:p>
      <text:p text:style-name="Text_20_body">● реквизит табличной части объекта информационной базы,</text:p>
      <text:p text:style-name="Text_20_body">● реквизит записи регистра информационной базы,</text:p>
      <text:p text:style-name="Text_20_body">● запись регистра информационной базы,</text:p>
      <text:p text:style-name="Text_20_body">● отчет,</text:p>
      <text:p text:style-name="Text_20_body">● обработка,</text:p>
      <text:p text:style-name="Text_20_body">● раздел,</text:p>
      <text:p text:style-name="Text_20_body">● команда раздела,</text:p>
      <text:p text:style-name="Text_20_body">● временное хранилище;</text:p>
      <text:p text:style-name="Text_20_body">● обсуждение системы взаимодействия.</text:p>
      <text:p text:style-name="Text_20_body">Внешняя ссылка образуется добавлением к адресу хоста внутренней ссылки. Если по ссылке открывается форма или осуществляется навигация в главном окне, то внешняя ссылка образуется по следующему правилу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&lt;адрес хоста ИБ&gt;#&lt;внутренняя ссылка&gt;</text:p>
      <text:p text:style-name="Text_20_body">Такими ссылками являются ссылки на объект информационной базы, отчет, обработку, раздел, команду раздела.</text:p>
      <text:p text:style-name="Text_20_body">Если ссылка обозначает просто ресурс, то внешняя ссылка формируется следующим образом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&lt;адрес хоста ИБ&gt;/&lt;внутренняя ссылка&gt;</text:p>
      <text:p text:style-name="Text_20_body">Такими ссылками являются ссылки на реквизит объекта информационной базы или записи регистра сведений или временное хранилище.</text:p>
      <text:p text:style-name="Text_20_body">совет. Если с информационной базой работают из разных клиентов, не рекомендуется запоминать внешние ссылки на объекты информационной базы, так как это может привести к неработоспособности ссылки, <text:soft-page-break/>созданной на одном клиенте, в другом клиенте. Например, внешняя ссылка, созданная в веб-клиенте, может оказаться неработоспособной в тонком клиенте, подключенном «напрямую» к серверу «1С:Предприятия». Рекомендуется запоминать внутренние ссылки.</text:p>
      <text:h text:style-name="Heading_20_2" text:outline-level="2"><text:bookmark text:name="TI000001218"/><text:bookmark text:name="IssOgl1_2.2_Формат_адреса_хоста"/>2.2. Формат адреса хоста</text:h>
      <text:p text:style-name="Text_20_body">В зависимости от вида информационной базы строка, описывающая адрес хоста, может иметь разный вид.</text:p>
      <text:p text:style-name="Text_20_body">Файловый вариант информационной базы</text:p>
      <text:p text:style-name="Text_20_body">Если путь к файлу базы данных задан в формате UNC, то адрес хоста выглядит следующим образом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e1c:/file/&lt;UNC путь&gt;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// Путь к файловой информационной базе</text:p>
      <text:p text:style-name="Preformatted_20_Text">\\dbsrvr\bases\mybase</text:p>
      <text:p text:style-name="Preformatted_20_Text">// Адрес хоста</text:p>
      <text:p text:style-name="P1">e1c:/file/dbsrvr/bases/mybase</text:p>
      <text:p text:style-name="Text_20_body">Если путь к файлу указан с указанием буквы диска, то адрес хоста выглядит следующим образом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e1c:/filev/&lt;Буква диска&gt;/&lt;Путь к базе&gt;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// Путь к файловой информационной базе</text:p>
      <text:p text:style-name="Preformatted_20_Text">s:\bases\mybase</text:p>
      <text:p text:style-name="Preformatted_20_Text">// Адрес хоста</text:p>
      <text:p text:style-name="P1">e1c:/filev/s/bases/mybase</text:p>
      <text:p text:style-name="Text_20_body">Клиент-серверный вариант информационной базы</text:p>
      <text:p text:style-name="Text_20_body">Для клиент-серверного варианта информационной базы ссылка выглядит следующим образом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e1c://server/&lt;имя сервера&gt;/&lt;имя информационной базы&gt;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// Строка соединения с информационной базой</text:p>
      <text:p text:style-name="Preformatted_20_Text">srvsr="srv1C";ref="mybase"</text:p>
      <text:p text:style-name="Preformatted_20_Text">// Адрес хоста</text:p>
      <text:p text:style-name="P1">e1c://server/srv1C/mybase</text:p>
      <text:p text:style-name="Text_20_body">При работе через веб-сервер (тонкий клиент или веб-клиент)</text:p>
      <text:p text:style-name="Text_20_body">Для варианта информационной базы, работа с которой идет через веб-сервер, ссылка выглядит следующим образом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httр://&lt;адрес хоста&gt;/&lt;путь к информационной базе&gt;</text:p>
      <text:p text:style-name="P1">httрs://&lt;адрес хоста&gt;/&lt;путь к информационной базе&gt;</text:p>
      <text:p text:style-name="Text_20_body"><text:soft-page-break/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// Строка соединения с информационной базой</text:p>
      <text:p text:style-name="Preformatted_20_Text">http://localhost/mybase</text:p>
      <text:p text:style-name="Preformatted_20_Text">// Адрес хоста</text:p>
      <text:p text:style-name="P1">http://localhost/mybase</text:p>
      <text:h text:style-name="Heading_20_2" text:outline-level="2"><text:bookmark text:name="TI000001219"/><text:bookmark text:name="IssOgl1_2.3_Внутренние_ссылки"/>2.3. Внутренние ссылки</text:h>
      <text:h text:style-name="Heading_20_3" text:outline-level="3"><text:bookmark text:name="_ref494987688"/><text:bookmark text:name="TI000001985"/><text:bookmark text:name="IssOgl2_2.3.1_Общая_информация"/>2.3.1. Общая информация</text:h>
      <text:p text:style-name="Text_20_body">Общий формат внутренней ссылки выглядит следующим образом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&lt;принадлежность&gt;/&lt;тип&gt;/&lt;путь&gt;[?&lt;параметр&gt;=&lt;значение параметра&gt;[&amp;&lt;параметр&gt;=&lt;значение параметра&gt;]]</text:p>
      <text:p text:style-name="Text_20_body">Принадлежность внутренней ссылки описывает, где расположен объект, идентифицируемый данной навигационной ссылкой:</text:p>
      <text:p text:style-name="Text_20_body">● e1cib ‑ информация хранится в информационной базе.</text:p>
      <text:p text:style-name="Text_20_body">● e1ccs ‑ информация хранится на сервере системы взаимодействия.</text:p>
      <text:p text:style-name="Text_20_body">Более подробное описание форматов ссылок, в зависимости от типа, приведено далее.</text:p>
      <text:h text:style-name="Heading_20_3" text:outline-level="3"><text:bookmark text:name="TI000001981"/><text:bookmark text:name="IssOgl2_2.3.2_Ссылки_на_объекты_информационной_базы"/>2.3.2. Ссылки на объекты информационной базы</text:h>
      <text:h text:style-name="Heading_20_4" text:outline-level="4"><text:bookmark text:name="TI000001220"/><text:bookmark text:name="IssOgl3_2.3.2.1_Ссылка_на_объект_информационной_базы"/>2.3.2.1. Ссылка на объект информационной базы</text:h>
      <text:p text:style-name="Text_20_body">Формат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e1cib/data/&lt;путь к метаданным&gt;?ref=&lt;идентификатор ссылки&gt;</text:p>
      <text:p text:style-name="Text_20_body">Где:</text:p>
      <text:p text:style-name="Text_20_body">● путь к метаданным ‑ тип объекта, на который указывает ссылка, например Документ.РасходТовара;</text:p>
      <text:p text:style-name="Text_20_body">● идентификатор ссылки ‑ уникальный идентификатор объекта в информационной базе.</text:p>
      <text:h text:style-name="Heading_20_4" text:outline-level="4"><text:bookmark text:name="TI000001221"/><text:bookmark text:name="IssOgl3_2.3.2.2_Ссылка_на_реквизит_объекта_информационной_базы"/>2.3.2.2. Ссылка на реквизит объекта информационной базы</text:h>
      <text:p text:style-name="Text_20_body">Формат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e1cib/data/&lt;путь к метаданным&gt;.&lt;имя реквизита&gt;?ref=&lt;идентификатор ссылки&gt;</text:p>
      <text:p text:style-name="Text_20_body">Где:</text:p>
      <text:p text:style-name="Text_20_body">● путь к метаданным ‑ тип объекта, на который указывает ссылка, например Документ.РасходТовара;</text:p>
      <text:p text:style-name="Text_20_body">● имя реквизита ‑ имя реквизита объекта информационной базы;</text:p>
      <text:p text:style-name="Text_20_body">● идентификатор ссылки ‑ уникальный идентификатор объекта в информационной базе.</text:p>
      <text:h text:style-name="Heading_20_4" text:outline-level="4"><text:bookmark text:name="TI000001222"/><text:bookmark text:name="IssOgl3_2.3.2.3_Ссылка_на_реквизит_табличной_части_объекта_информационной_базы"/>2.3.2.3. Ссылка на реквизит табличной части объекта информационной базы</text:h>
      <text:p text:style-name="Text_20_body">Формат:</text:p>
      <text:p text:style-name="Text_20_body"><text:soft-page-break/><text:a xlink:type="simple" xlink:href="javascript:" text:style-name="Internet_20_link" text:visited-style-name="Visited_20_Internet_20_Link">Копировать в буфер обмена</text:a> </text:p>
      <text:p text:style-name="P1">e1cib/data/&lt;путь к метаданным&gt;.&lt;имя табличной части&gt;.&lt;имя реквизита&gt;?ref=&lt;идентификатор ссылки&gt;&amp;index=&lt;индекс строки табличной части&gt;</text:p>
      <text:p text:style-name="Text_20_body">Где:</text:p>
      <text:p text:style-name="Text_20_body">● путь к метаданным ‑ тип объекта, на который указывает ссылка, например Документ.РасходТовара;</text:p>
      <text:p text:style-name="Text_20_body">● имя табличной части ‑ имя табличной части объекта метаданных, например Товары;</text:p>
      <text:p text:style-name="Text_20_body">● имя реквизита ‑ имя реквизита табличной части объекта информационной базы;</text:p>
      <text:p text:style-name="Text_20_body">● идентификатор ссылки ‑ уникальный идентификатор объекта в информационной базе;</text:p>
      <text:p text:style-name="Text_20_body">● индекс строки табличной части ‑ индекс строки табличной части.</text:p>
      <text:h text:style-name="Heading_20_4" text:outline-level="4"><text:bookmark text:name="_ref310422687"/><text:bookmark text:name="_ref310422686"/><text:bookmark text:name="TI000001223"/><text:bookmark text:name="IssOgl3_2.3.2.4_Ссылка_на_запись_регистра_информационной_базы"/>2.3.2.4. Ссылка на запись регистра информационной базы</text:h>
      <text:p text:style-name="Text_20_body">Формат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e1cib/data/&lt;путь к метаданным&gt;?&lt;имя ключевого поля&gt;=&lt;значение&gt;[&amp;&lt;имя ключевого поля&gt;=&lt;значение&gt;]</text:p>
      <text:p text:style-name="Text_20_body">Где:</text:p>
      <text:p text:style-name="Text_20_body">● путь к метаданным ‑ тип объекта, на который указывает ссылка, например РегистрСведений.ОстаткиТоваров;</text:p>
      <text:p text:style-name="Text_20_body">● имя ключевого поля ‑ имя измерения регистра (для периодических регистров добавляется измерение Период);</text:p>
      <text:p text:style-name="Text_20_body">● значение ‑ внутреннее представление значения отбора. Значение отбора кодируется в соответствии с разделом 2.2. URL Character Encoding Issues стандарта RFC 1738 (<text:a xlink:type="simple" xlink:href="http://tools.ietf.org/html/rfc1738" office:target-frame-name="_blank" xlink:show="new" text:style-name="Internet_20_link" text:visited-style-name="Visited_20_Internet_20_Link">http://tools.ietf.org/html/rfc1738</text:a>) ‑ с помощью символа «%» и двух шестнадцатеричных символов.</text:p>
      <text:h text:style-name="Heading_20_4" text:outline-level="4"><text:bookmark text:name="_ref310422692"/><text:bookmark text:name="_ref310422691"/><text:bookmark text:name="TI000001224"/><text:bookmark text:name="IssOgl3_2.3.2.5_Ссылка_на_реквизит_записи_регистра_информационной_базы"/>2.3.2.5. Ссылка на реквизит записи регистра информационной базы</text:h>
      <text:p text:style-name="Text_20_body">Формат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e1cib/data/&lt;путь к метаданным&gt;.&lt;имя реквизита&gt;?&lt;имя ключевого поля&gt;=&lt;значение&gt;[&amp;&lt;имя ключевого поля&gt;=&lt;значение&gt;]</text:p>
      <text:p text:style-name="Text_20_body">Где:</text:p>
      <text:p text:style-name="Text_20_body">● путь к метаданным ‑ тип объекта, на который указывает ссылка, например РегистрСведений.ОстаткиТоваров;</text:p>
      <text:p text:style-name="Text_20_body">● имя реквизита ‑ имя реквизита записи;</text:p>
      <text:p text:style-name="Text_20_body">● имя ключевого поля ‑ имя измерения регистра (для периодических регистров добавляется измерение Период);</text:p>
      <text:p text:style-name="Text_20_body">● значение ‑ внутреннее представление значения отбора. Значение отбора кодируется в соответствии с разделом 2.2. URL Character Encoding Issues стандарта RFC 1738 (<text:a xlink:type="simple" xlink:href="http://tools.ietf.org/html/rfc1738" office:target-frame-name="_blank" xlink:show="new" text:style-name="Internet_20_link" text:visited-style-name="Visited_20_Internet_20_Link">http://tools.ietf.org/html/rfc1738</text:a>) ‑ с помощью символа «%» и двух шестнадцатеричных символов.</text:p>
      <text:h text:style-name="Heading_20_4" text:outline-level="4"><text:bookmark text:name="TI000001225"/><text:bookmark text:name="IssOgl3_2.3.2.6_Ссылка_на_отчет"/>2.3.2.6. Ссылка на отчет</text:h>
      <text:p text:style-name="Text_20_body">Формат:</text:p>
      <text:p text:style-name="Text_20_body"><text:soft-page-break/><text:a xlink:type="simple" xlink:href="javascript:" text:style-name="Internet_20_link" text:visited-style-name="Visited_20_Internet_20_Link">Копировать в буфер обмена</text:a> </text:p>
      <text:p text:style-name="P1">e1cib/app/&lt;путь к метаданным&gt;</text:p>
      <text:p text:style-name="Text_20_body">Где:</text:p>
      <text:p text:style-name="Text_20_body">● путь к метаданным ‑ тип объекта, на который указывает ссылка, например Отчет.ОстаткиТоваров.</text:p>
      <text:h text:style-name="Heading_20_4" text:outline-level="4"><text:bookmark text:name="TI000001226"/><text:bookmark text:name="IssOgl3_2.3.2.7_Ссылка_на_обработку"/>2.3.2.7. Ссылка на обработку</text:h>
      <text:p text:style-name="Text_20_body">Формат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e1cib/app/&lt;путь к метаданным&gt;</text:p>
      <text:p text:style-name="Text_20_body">Где:</text:p>
      <text:p text:style-name="Text_20_body">● путь к метаданным ‑ тип объекта, на который указывает ссылка, например Обработка.ФормированиеЗаказа.</text:p>
      <text:h text:style-name="Heading_20_4" text:outline-level="4"><text:bookmark text:name="TI000001227"/><text:bookmark text:name="IssOgl3_2.3.2.8_Ссылка_на_раздел"/>2.3.2.8. Ссылка на раздел</text:h>
      <text:p text:style-name="Text_20_body">Формат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e1cib/navigationpoint/&lt;имя раздела&gt;</text:p>
      <text:p text:style-name="Text_20_body">Где:</text:p>
      <text:p text:style-name="Text_20_body">● имя раздела ‑ имя подсистемы первого уровня, на который указывает ссылка, например ПродажиТоваров.</text:p>
      <text:h text:style-name="Heading_20_4" text:outline-level="4"><text:bookmark text:name="_ref322364918"/><text:bookmark text:name="TI000001228"/><text:bookmark text:name="IssOgl3_2.3.2.9_Ссылка_на_точку_навигации_образованную_стандартной_командой"/>2.3.2.9. Ссылка на точку навигации, образованную стандартной командой</text:h>
      <text:p text:style-name="Text_20_body">Формат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e1cib/navigationpoint/&lt;имя раздела&gt;/&lt;имя команды&gt;</text:p>
      <text:p text:style-name="Text_20_body">Где:</text:p>
      <text:p text:style-name="Text_20_body">● имя раздела ‑ имя подсистемы первого уровня, на который указывает ссылка, например ПродажиТоваров;</text:p>
      <text:p text:style-name="Text_20_body">● имя команды ‑ имя команды, например Справочник.Товары.ОткрытьСписок.</text:p>
      <text:h text:style-name="Heading_20_4" text:outline-level="4"><text:bookmark text:name="TI000001229"/><text:bookmark text:name="IssOgl3_2.3.2.10_Ссылка_на_временное_хранилище"/>2.3.2.10. Ссылка на временное хранилище</text:h>
      <text:p text:style-name="Text_20_body">Формат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e1cib/tempstorage/&lt;идентификатор временного значения&gt;</text:p>
      <text:p text:style-name="Text_20_body">Где:</text:p>
      <text:p text:style-name="Text_20_body">● идентификатор временного значения ‑ идентификатор временного значения.</text:p>
      <text:h text:style-name="Heading_20_4" text:outline-level="4"><text:bookmark text:name="_ref310422436"/><text:bookmark text:name="_ref310422435"/><text:bookmark text:name="TI000001230"/><text:bookmark text:name="IssOgl3_2.3.2.11_Ссылка_на_запись_таблицы_внешнего_источника_данных"/>2.3.2.11. Ссылка на запись таблицы внешнего источника данных</text:h>
      <text:p text:style-name="Text_20_body">Формат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e1cib/data/&lt;путь к метаданным&gt;?&lt;имя ключевого поля&gt;=&lt;значение&gt;[&amp;&lt;имя ключевого поля&gt;=&lt;значение&gt;]</text:p>
      <text:p text:style-name="Text_20_body"><text:soft-page-break/>Где:</text:p>
      <text:p text:style-name="Text_20_body">● путь к метаданным ‑ описывает таблицу внешнего источника данных, например ВнешнийИсточникДанных.Чеки.Таблица.CheckHeaders.</text:p>
      <text:p text:style-name="Text_20_body">● имя ключевого поля ‑ имя поля ключа таблицы внешнего источника данных.</text:p>
      <text:p text:style-name="Text_20_body">● значение ‑ внутреннее представление значения отбора. Значение отбора кодируется в соответствии с разделом 2.2. URL Character Encoding Issues стандарта RFC 1738 (<text:a xlink:type="simple" xlink:href="http://tools.ietf.org/html/rfc1738" office:target-frame-name="_blank" xlink:show="new" text:style-name="Internet_20_link" text:visited-style-name="Visited_20_Internet_20_Link">http://tools.ietf.org/html/rfc1738</text:a>) ‑ с помощью символа «%» и двух шестнадцатеричных символов.</text:p>
      <text:h text:style-name="Heading_20_4" text:outline-level="4"><text:bookmark text:name="_ref214346801"/><text:bookmark text:name="_ref322364877"/><text:bookmark text:name="TI000001231"/><text:bookmark text:name="IssOgl3_2.3.2.12_Ссылки_на_команды_глобального_командного_интерфейса"/>2.3.2.12. Ссылки на команды глобального командного интерфейса</text:h>
      <text:p text:style-name="Text_20_body">Формат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e1cib/command/&lt;имя команды&gt;</text:p>
      <text:p text:style-name="Text_20_body">Где:</text:p>
      <text:p text:style-name="Text_20_body">● имя команды ‑ имя команды:</text:p>
      <text:p text:style-name="Text_20_body">● стандартная команда ‑ Справочник.Товары.Создать;</text:p>
      <text:p text:style-name="Text_20_body">● общая команда ‑ ОбщаяКоманда.ПоискОбъектов;</text:p>
      <text:p text:style-name="Text_20_body">● команда ‑ Справочник.Товары.Команда.ПечатьШтрихКода.</text:p>
      <text:h text:style-name="Heading_20_4" text:outline-level="4"><text:bookmark text:name="_ref322364894"/><text:bookmark text:name="TI000001232"/><text:bookmark text:name="IssOgl3_2.3.2.13_Ссылки_на_списки"/>2.3.2.13. Ссылки на списки</text:h>
      <text:p text:style-name="Text_20_body">Формат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e1cib/list/&lt;имя списка&gt;</text:p>
      <text:p text:style-name="Text_20_body">Где:</text:p>
      <text:p text:style-name="Text_20_body">● имя списка ‑ имя открываемого списка, например Справочник.Товар, Документы.РасходТоваров.</text:p>
      <text:h text:style-name="Heading_20_4" text:outline-level="4"><text:bookmark text:name="_ref353274140"/><text:bookmark text:name="TI000001233"/><text:bookmark text:name="IssOgl3_2.3.2.14_Ссылка_на_начальную_страницу"/>2.3.2.14. Ссылка на начальную страницу</text:h>
      <text:p text:style-name="Text_20_body">Формат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e1cib/navigationpoint/desktop</text:p>
      <text:p text:style-name="Text_20_body">В режиме совместимости с версией 8.3.2 и младше.</text:p>
      <text:p text:style-name="Text_20_body">Формат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e1cib/navigationpoint/startpage</text:p>
      <text:p text:style-name="Text_20_body">В режиме совместимости старше, чем версия 8.3.2.</text:p>
      <text:h text:style-name="Heading_20_3" text:outline-level="3"><text:bookmark text:name="_ref494987730"/><text:bookmark text:name="TI000001982"/><text:bookmark text:name="IssOgl2_2.3.3_Ссылки_на_объекты_системы_взаимодействия"/>2.3.3. Ссылки на объекты системы взаимодействия</text:h>
      <text:h text:style-name="Heading_20_4" text:outline-level="4"><text:bookmark text:name="TI000001983"/><text:bookmark text:name="IssOgl3_2.3.3.1_Ссылка_на_обсуждение"/>2.3.3.1. Ссылка на обсуждение</text:h>
      <text:p text:style-name="Text_20_body">Формат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1"><text:soft-page-break/>e1ccs/data/conv?id=&lt;идентификатор обсуждения&gt;</text:p>
      <text:p text:style-name="Text_20_body">Где:</text:p>
      <text:p text:style-name="Text_20_body">● идентификатор обсуждения ‑ уникальный идентификатор обсуждения в системе взаимодействия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8:15:44.714616616</dc:date>
    <meta:editing-duration>PT57M46S</meta:editing-duration>
    <meta:editing-cycles>46</meta:editing-cycles>
    <meta:generator>LibreOffice/5.1.6.2$Linux_X86_64 LibreOffice_project/10m0$Build-2</meta:generator>
    <meta:document-statistic meta:table-count="0" meta:image-count="0" meta:object-count="0" meta:page-count="7" meta:paragraph-count="191" meta:word-count="1194" meta:character-count="9692" meta:non-whitespace-character-count="8662"/>
  </office:meta>
</office:document-meta>
</file>